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font-size="15pt" officeooo:rsid="0010b85d" officeooo:paragraph-rsid="0010b85d" style:font-size-asian="15pt" style:font-size-complex="15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officeooo:rsid="0012652e" officeooo:paragraph-rsid="0012652e" style:font-size-asian="15pt" style:font-size-complex="15pt"/>
    </style:style>
    <style:style style:name="P4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15dcc6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 style:font-size-complex="15pt"/>
    </style:style>
    <style:style style:name="P7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0b85d" officeooo:paragraph-rsid="0010b85d" style:font-size-asian="15pt" style:font-size-complex="15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2652e" officeooo:paragraph-rsid="0012652e" style:font-size-asian="15pt" style:font-size-complex="15pt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3fb40" officeooo:paragraph-rsid="0013fb40" style:font-size-asian="15pt" style:font-size-complex="15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f8c01" officeooo:paragraph-rsid="000f8c01" style:font-size-asian="15pt" style:font-size-complex="15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13fb40" officeooo:paragraph-rsid="0013fb40" style:font-size-asian="15pt" style:font-size-complex="15pt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4676b" officeooo:paragraph-rsid="0013fb40" style:font-size-asian="15pt" style:font-size-complex="15pt"/>
    </style:style>
    <style:style style:name="T1" style:family="text">
      <style:text-properties officeooo:rsid="0012240b"/>
    </style:style>
    <style:style style:name="T2" style:family="text">
      <style:text-properties officeooo:rsid="0012652e"/>
    </style:style>
    <style:style style:name="T3" style:family="text">
      <style:text-properties fo:font-size="15pt" officeooo:rsid="0010b85d" style:font-size-asian="15pt" style:font-size-complex="15pt"/>
    </style:style>
    <style:style style:name="T4" style:family="text">
      <style:text-properties fo:font-size="15pt" officeooo:rsid="0013fb40" style:font-size-asian="15pt" style:font-size-complex="15pt"/>
    </style:style>
    <style:style style:name="T5" style:family="text">
      <style:text-properties officeooo:rsid="0013fb4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48ee8"/>
    </style:style>
    <style:style style:name="T8" style:family="text">
      <style:text-properties officeooo:rsid="0004676b"/>
    </style:style>
    <style:style style:name="T9" style:family="text">
      <style:text-properties officeooo:rsid="0015dcc6"/>
    </style:style>
    <style:style style:name="T10" style:family="text">
      <style:text-properties officeooo:rsid="001718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 and Time</text:p>
      <text:p text:style-name="P6"><text:span text:style-name="T5">12</text:span>th <text:span text:style-name="T5">November</text:span>, 2016, <text:span text:style-name="T5">4:15</text:span> – <text:span text:style-name="T2">5:15</text:span> pm.</text:p>
      <text:p text:style-name="P1"/>
      <text:p text:style-name="P4">Agenda</text:p>
      <text:p text:style-name="P3">To discuss problems faced while <text:span text:style-name="T5">working for</text:span> <text:span text:style-name="T10">Release-2</text:span> .</text:p>
      <text:p text:style-name="P1"/>
      <text:p text:style-name="P4">Attendees</text:p>
      <text:list xml:id="list7483983301968922066" text:style-name="WWNum1">
        <text:list-item>
          <text:p text:style-name="P9"><text:span text:style-name="T5">Rama Mohan</text:span>(<text:span text:style-name="T5">Client</text:span>) <text:span text:style-name="T2">on Phone</text:span></text:p>
        </text:list-item>
        <text:list-item>
          <text:p text:style-name="P10">Venu(Technical Mentor)</text:p>
        </text:list-item>
        <text:list-item>
          <text:p text:style-name="P13">RamaRohitReddy<text:tab/></text:p>
        </text:list-item>
        <text:list-item>
          <text:p text:style-name="P11">Revanth Thota</text:p>
        </text:list-item>
        <text:list-item>
          <text:p text:style-name="P11"><text:span text:style-name="T9">V</text:span>amsi <text:span text:style-name="T9">K</text:span>rishna<text:tab/></text:p>
        </text:list-item>
        <text:list-item>
          <text:p text:style-name="P11"><text:span text:style-name="T9">S</text:span>aumya </text:p>
        </text:list-item>
        <text:list-item>
          <text:p text:style-name="P11">Madhur Aggarwal</text:p>
        </text:list-item>
      </text:list>
      <text:p text:style-name="P1"/>
      <text:p text:style-name="P4">Minutes</text:p>
      <text:p text:style-name="P1"><text:span text:style-name="T5">60</text:span> minutes</text:p>
      <text:p text:style-name="P1"/>
      <text:p text:style-name="P4">Discussion</text:p>
      <text:list xml:id="list4644734669195975914" text:style-name="WWNum2">
        <text:list-item>
          <text:p text:style-name="P12">validation of work done till now for <text:span text:style-name="T10">R</text:span>elease-2.</text:p>
        </text:list-item>
        <text:list-item>
          <text:p text:style-name="P15">Fraud detection </text:p>
        </text:list-item>
        <text:list-item>
          <text:p text:style-name="P15">Check CIN from raw data provided by mca.gov.in</text:p>
        </text:list-item>
        <text:list-item>
          <text:p text:style-name="P14">F<text:span text:style-name="T8">or remaining three modules trigger <text:s/>an e-mail.</text:span></text:p>
        </text:list-item>
        <text:list-item>
          <text:p text:style-name="P14">P<text:span text:style-name="T8">ublic domain.</text:span></text:p>
        </text:list-item>
        <text:list-item>
          <text:p text:style-name="P14"><text:span text:style-name="T7">Remind </text:span><text:span text:style-name="T6">mentor</text:span><text:span text:style-name="T7"> on monday</text:span></text:p>
        </text:list-item>
      </text:list>
      <text:p text:style-name="P6"><text:s text:c="4"/></text:p>
      <text:p text:style-name="P4">Action Points</text:p>
      <text:p text:style-name="P2"><text:s text:c="5"/>1.<text:span text:style-name="T9">Test the code</text:span></text:p>
      <text:p text:style-name="P5"><text:span text:style-name="T3"><text:s text:c="5"/>2.In</text:span><text:span text:style-name="T4">tegrate the work done</text:span></text:p>
      <text:p text:style-name="P2"><text:s text:c="5"/><text:span text:style-name="T1">3.Take video recording of the work done</text:span></text:p>
      <text:p text:style-name="P2"><text:s text:c="5"/><text:span text:style-name="T9">4.Prepare the presentation slides</text:span></text:p>
      <text:p text:style-name="P4">Next Meeting</text:p>
      <text:p text:style-name="P1"><text:s/><text:span text:style-name="T5">14-11-2016 , Monda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14:35:26.780001140</dc:date>
    <meta:editing-duration>PT32M6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07" meta:character-count="652" meta:non-whitespace-character-count="555"/>
  </office:meta>
</office:document-meta>
</file>